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6722" officeooo:paragraph-rsid="00186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ut au long de son aventure , Skaldar va être hanté par son pére. Il va avoir des images récurrentes de ce dernier dans lesquelles Asgrim demande a Skaldar de ne pas etre rongé par la haine et ne pas faire d'amalgame. Il reviendra contre le boss Dwaln transformant la hache de son fils en Piache et demandant a Skaldar de lui botter le cul. </text:p>
      <text:p text:style-name="P1"/>
      <text:p text:style-name="P1">A la mort de skaldar, son pére va liu demander de se rendre la ou tout a commencé, il veut dire par la qu'il faut que skaldar rentre dans l'ancienne demeure de son pére pour recupérer une clée.</text:p>
      <text:p text:style-name="P1">De plus, Skaldar devra se rendre dans le cimetiére ou Asgrim repose. La piache va se mettre a briller au fur et a mesure que celle ci se rapproche de la tombe et du cadavre d'Asgri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1S</meta:editing-duration>
    <meta:editing-cycles>3</meta:editing-cycles>
    <meta:generator>LibreOffice/5.4.1.2$Windows_x86 LibreOffice_project/ea7cb86e6eeb2bf3a5af73a8f7777ac570321527</meta:generator>
    <dc:date>2018-04-01T19:51:02.706000000</dc:date>
    <meta:document-statistic meta:table-count="0" meta:image-count="0" meta:object-count="0" meta:page-count="1" meta:paragraph-count="3" meta:word-count="139" meta:character-count="718" meta:non-whitespace-character-count="580"/>
    <meta:user-defined meta:name="Info 1"/>
    <meta:user-defined meta:name="Info 2"/>
    <meta:user-defined meta:name="Info 3"/>
    <meta:user-defined meta:name="Info 4"/>
  </office:meta>
</office:document-meta>
</file>